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VGPU 0</text:p>
          </table:table-cell>
          <table:table-cell office:value-type="string">
            <text:p>VGPU 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4">
            <text:p>3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57">
            <text:p>5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Comput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</table:table-row>
      </table:table>
      <table:database-ranges>
        <table:database-range table:target-range-address="Sheet1.A3:Sheet1.C4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01/11/2012</text:date>, <text:time>14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date>2012-01-11T14:37:04</dc:date>
    <dc:creator>Shinpei Kato</dc:creator>
    <meta:editing-duration>PT1M22S</meta:editing-duration>
    <meta:editing-cycles>1</meta:editing-cycles>
    <meta:document-statistic meta:table-count="1" meta:cell-count="692" meta:object-count="0"/>
  </office:meta>
</office:document-meta>
</file>